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mvt_STANDARD</text:p>
          </table:table-cell>
          <table:table-cell table:formula="of:=MAX([.B3:.B100])" office:value-type="float" office:value="10373" calcext:value-type="float">
            <text:p>10373</text:p>
          </table:table-cell>
          <table:table-cell table:formula="of:=AVERAGE([.C3:.C100])" office:value-type="float" office:value="3348311479.27273" calcext:value-type="float">
            <text:p>3348311479.27273</text:p>
          </table:table-cell>
          <table:table-cell table:formula="of:=AVERAGE([.D3:.D100])" office:value-type="float" office:value="8731725205.90909" calcext:value-type="float">
            <text:p>8731725205.90909</text:p>
          </table:table-cell>
          <table:table-cell table:formula="of:=AVERAGE([.E3:.E100])" office:value-type="float" office:value="15434465.9090909" calcext:value-type="float">
            <text:p>15434465.9090909</text:p>
          </table:table-cell>
          <table:table-cell table:formula="of:=AVERAGE([.F3:.F100])" office:value-type="float" office:value="252709417.363636" calcext:value-type="float">
            <text:p>252709417.363636</text:p>
          </table:table-cell>
          <table:table-cell table:formula="of:=AVERAGE([.G3:.G100])" office:value-type="float" office:value="205884025.272727" calcext:value-type="float">
            <text:p>205884025.272727</text:p>
          </table:table-cell>
          <table:table-cell table:formula="of:=AVERAGE([.H3:.H100])" office:value-type="float" office:value="37574190.2727273" calcext:value-type="float">
            <text:p>37574190.2727273</text:p>
          </table:table-cell>
          <table:table-cell table:formula="of:=AVERAGE([.I3:.I100])" office:value-type="float" office:value="30.2727272727273" calcext:value-type="float">
            <text:p>30.2727272727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0.382874909090909" calcext:value-type="float">
            <text:p>0.3828749091</text:p>
          </table:table-cell>
          <table:table-cell table:formula="of:=AVERAGE([.O3:.O100])" office:value-type="float" office:value="15434465.8181818" calcext:value-type="float">
            <text:p>15434465.8181818</text:p>
          </table:table-cell>
          <table:table-cell table:formula="of:=AVERAGE([.P3:.P100])" office:value-type="float" office:value="17.1343718181818" calcext:value-type="float">
            <text:p>17.1343718182</text:p>
          </table:table-cell>
          <table:table-cell table:formula="of:=AVERAGE([.Q3:.Q100])" office:value-type="float" office:value="13.9628948181818" calcext:value-type="float">
            <text:p>13.9628948182</text:p>
          </table:table-cell>
          <table:table-cell table:formula="of:=AVERAGE([.R3:.R100])" office:value-type="float" office:value="2.53717227272727" calcext:value-type="float">
            <text:p>2.5371722727</text:p>
          </table:table-cell>
          <table:table-cell table:formula="of:=AVERAGE([.S3:.S100])" office:value-type="float" office:value="1.22818181818182" calcext:value-type="float">
            <text:p>1.2281818182</text:p>
          </table:table-cell>
          <table:table-cell table:formula="of:=AVERAGE([.T3:.T100])" office:value-type="float" office:value="5.50818181818182" calcext:value-type="float">
            <text:p>5.5081818182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1004" calcext:value-type="float">
            <text:p>1004</text:p>
          </table:table-cell>
          <table:table-cell office:value-type="float" office:value="3492911248" calcext:value-type="float">
            <text:p>3492911248</text:p>
          </table:table-cell>
          <table:table-cell office:value-type="float" office:value="9067738134" calcext:value-type="float">
            <text:p>9067738134</text:p>
          </table:table-cell>
          <table:table-cell office:value-type="float" office:value="14643879" calcext:value-type="float">
            <text:p>14643879</text:p>
          </table:table-cell>
          <table:table-cell office:value-type="float" office:value="238406278" calcext:value-type="float">
            <text:p>238406278</text:p>
          </table:table-cell>
          <table:table-cell office:value-type="float" office:value="194221854" calcext:value-type="float">
            <text:p>194221854</text:p>
          </table:table-cell>
          <table:table-cell office:value-type="float" office:value="35257090" calcext:value-type="float">
            <text:p>3525709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5202" calcext:value-type="float">
            <text:p>0.385202</text:p>
          </table:table-cell>
          <table:table-cell office:value-type="float" office:value="14643879" calcext:value-type="float">
            <text:p>14643879</text:p>
          </table:table-cell>
          <table:table-cell office:value-type="float" office:value="15.197212" calcext:value-type="float">
            <text:p>15.197212</text:p>
          </table:table-cell>
          <table:table-cell office:value-type="float" office:value="12.380676" calcext:value-type="float">
            <text:p>12.380676</text:p>
          </table:table-cell>
          <table:table-cell office:value-type="float" office:value="2.247464" calcext:value-type="float">
            <text:p>2.247464</text:p>
          </table:table-cell>
          <table:table-cell office:value-type="float" office:value="1.23" calcext:value-type="float">
            <text:p>1.23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2007" calcext:value-type="float">
            <text:p>2007</text:p>
          </table:table-cell>
          <table:table-cell office:value-type="float" office:value="3572208678" calcext:value-type="float">
            <text:p>3572208678</text:p>
          </table:table-cell>
          <table:table-cell office:value-type="float" office:value="9325788327" calcext:value-type="float">
            <text:p>9325788327</text:p>
          </table:table-cell>
          <table:table-cell office:value-type="float" office:value="16948833" calcext:value-type="float">
            <text:p>16948833</text:p>
          </table:table-cell>
          <table:table-cell office:value-type="float" office:value="277763125" calcext:value-type="float">
            <text:p>277763125</text:p>
          </table:table-cell>
          <table:table-cell office:value-type="float" office:value="226209758" calcext:value-type="float">
            <text:p>226209758</text:p>
          </table:table-cell>
          <table:table-cell office:value-type="float" office:value="40856777" calcext:value-type="float">
            <text:p>4085677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046" calcext:value-type="float">
            <text:p>0.383046</text:p>
          </table:table-cell>
          <table:table-cell office:value-type="float" office:value="16948832" calcext:value-type="float">
            <text:p>16948832</text:p>
          </table:table-cell>
          <table:table-cell office:value-type="float" office:value="17.723669" calcext:value-type="float">
            <text:p>17.723669</text:p>
          </table:table-cell>
          <table:table-cell office:value-type="float" office:value="14.434122" calcext:value-type="float">
            <text:p>14.434122</text:p>
          </table:table-cell>
          <table:table-cell office:value-type="float" office:value="2.607013" calcext:value-type="float">
            <text:p>2.607013</text:p>
          </table:table-cell>
          <table:table-cell office:value-type="float" office:value="1.23" calcext:value-type="float">
            <text:p>1.23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3010" calcext:value-type="float">
            <text:p>3010</text:p>
          </table:table-cell>
          <table:table-cell office:value-type="float" office:value="3542655359" calcext:value-type="float">
            <text:p>3542655359</text:p>
          </table:table-cell>
          <table:table-cell office:value-type="float" office:value="9160828680" calcext:value-type="float">
            <text:p>9160828680</text:p>
          </table:table-cell>
          <table:table-cell office:value-type="float" office:value="16262585" calcext:value-type="float">
            <text:p>16262585</text:p>
          </table:table-cell>
          <table:table-cell office:value-type="float" office:value="266447917" calcext:value-type="float">
            <text:p>266447917</text:p>
          </table:table-cell>
          <table:table-cell office:value-type="float" office:value="216710650" calcext:value-type="float">
            <text:p>216710650</text:p>
          </table:table-cell>
          <table:table-cell office:value-type="float" office:value="40329183" calcext:value-type="float">
            <text:p>4032918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6718" calcext:value-type="float">
            <text:p>0.386718</text:p>
          </table:table-cell>
          <table:table-cell office:value-type="float" office:value="16262585" calcext:value-type="float">
            <text:p>16262585</text:p>
          </table:table-cell>
          <table:table-cell office:value-type="float" office:value="17.001661" calcext:value-type="float">
            <text:p>17.001661</text:p>
          </table:table-cell>
          <table:table-cell office:value-type="float" office:value="13.827998" calcext:value-type="float">
            <text:p>13.827998</text:p>
          </table:table-cell>
          <table:table-cell office:value-type="float" office:value="2.573348" calcext:value-type="float">
            <text:p>2.573348</text:p>
          </table:table-cell>
          <table:table-cell office:value-type="float" office:value="1.23" calcext:value-type="float">
            <text:p>1.23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4013" calcext:value-type="float">
            <text:p>4013</text:p>
          </table:table-cell>
          <table:table-cell office:value-type="float" office:value="3652448535" calcext:value-type="float">
            <text:p>3652448535</text:p>
          </table:table-cell>
          <table:table-cell office:value-type="float" office:value="9515585589" calcext:value-type="float">
            <text:p>9515585589</text:p>
          </table:table-cell>
          <table:table-cell office:value-type="float" office:value="16833181" calcext:value-type="float">
            <text:p>16833181</text:p>
          </table:table-cell>
          <table:table-cell office:value-type="float" office:value="275028175" calcext:value-type="float">
            <text:p>275028175</text:p>
          </table:table-cell>
          <table:table-cell office:value-type="float" office:value="224009814" calcext:value-type="float">
            <text:p>224009814</text:p>
          </table:table-cell>
          <table:table-cell office:value-type="float" office:value="41285973" calcext:value-type="float">
            <text:p>4128597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839" calcext:value-type="float">
            <text:p>0.383839</text:p>
          </table:table-cell>
          <table:table-cell office:value-type="float" office:value="16833180" calcext:value-type="float">
            <text:p>16833180</text:p>
          </table:table-cell>
          <table:table-cell office:value-type="float" office:value="17.549154" calcext:value-type="float">
            <text:p>17.549154</text:p>
          </table:table-cell>
          <table:table-cell office:value-type="float" office:value="14.293747" calcext:value-type="float">
            <text:p>14.293747</text:p>
          </table:table-cell>
          <table:table-cell office:value-type="float" office:value="2.634399" calcext:value-type="float">
            <text:p>2.634399</text:p>
          </table:table-cell>
          <table:table-cell office:value-type="float" office:value="1.23" calcext:value-type="float">
            <text:p>1.23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5016" calcext:value-type="float">
            <text:p>5016</text:p>
          </table:table-cell>
          <table:table-cell office:value-type="float" office:value="3609863123" calcext:value-type="float">
            <text:p>3609863123</text:p>
          </table:table-cell>
          <table:table-cell office:value-type="float" office:value="9311532053" calcext:value-type="float">
            <text:p>9311532053</text:p>
          </table:table-cell>
          <table:table-cell office:value-type="float" office:value="16128618" calcext:value-type="float">
            <text:p>16128618</text:p>
          </table:table-cell>
          <table:table-cell office:value-type="float" office:value="263845702" calcext:value-type="float">
            <text:p>263845702</text:p>
          </table:table-cell>
          <table:table-cell office:value-type="float" office:value="214604590" calcext:value-type="float">
            <text:p>214604590</text:p>
          </table:table-cell>
          <table:table-cell office:value-type="float" office:value="40638526" calcext:value-type="float">
            <text:p>406385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7677" calcext:value-type="float">
            <text:p>0.387677</text:p>
          </table:table-cell>
          <table:table-cell office:value-type="float" office:value="16128618" calcext:value-type="float">
            <text:p>16128618</text:p>
          </table:table-cell>
          <table:table-cell office:value-type="float" office:value="16.835617" calcext:value-type="float">
            <text:p>16.835617</text:p>
          </table:table-cell>
          <table:table-cell office:value-type="float" office:value="13.693613" calcext:value-type="float">
            <text:p>13.693613</text:p>
          </table:table-cell>
          <table:table-cell office:value-type="float" office:value="2.593086" calcext:value-type="float">
            <text:p>2.593086</text:p>
          </table:table-cell>
          <table:table-cell office:value-type="float" office:value="1.23" calcext:value-type="float">
            <text:p>1.23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6019" calcext:value-type="float">
            <text:p>6019</text:p>
          </table:table-cell>
          <table:table-cell office:value-type="float" office:value="3460391098" calcext:value-type="float">
            <text:p>3460391098</text:p>
          </table:table-cell>
          <table:table-cell office:value-type="float" office:value="9203475334" calcext:value-type="float">
            <text:p>9203475334</text:p>
          </table:table-cell>
          <table:table-cell office:value-type="float" office:value="16254557" calcext:value-type="float">
            <text:p>16254557</text:p>
          </table:table-cell>
          <table:table-cell office:value-type="float" office:value="267802042" calcext:value-type="float">
            <text:p>267802042</text:p>
          </table:table-cell>
          <table:table-cell office:value-type="float" office:value="219225041" calcext:value-type="float">
            <text:p>219225041</text:p>
          </table:table-cell>
          <table:table-cell office:value-type="float" office:value="38686108" calcext:value-type="float">
            <text:p>386861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987" calcext:value-type="float">
            <text:p>0.375987</text:p>
          </table:table-cell>
          <table:table-cell office:value-type="float" office:value="16254557" calcext:value-type="float">
            <text:p>16254557</text:p>
          </table:table-cell>
          <table:table-cell office:value-type="float" office:value="17.088066" calcext:value-type="float">
            <text:p>17.088066</text:p>
          </table:table-cell>
          <table:table-cell office:value-type="float" office:value="13.988438" calcext:value-type="float">
            <text:p>13.988438</text:p>
          </table:table-cell>
          <table:table-cell office:value-type="float" office:value="2.468505" calcext:value-type="float">
            <text:p>2.468505</text:p>
          </table:table-cell>
          <table:table-cell office:value-type="float" office:value="1.22" calcext:value-type="float">
            <text:p>1.22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7022" calcext:value-type="float">
            <text:p>7022</text:p>
          </table:table-cell>
          <table:table-cell office:value-type="float" office:value="3639195219" calcext:value-type="float">
            <text:p>3639195219</text:p>
          </table:table-cell>
          <table:table-cell office:value-type="float" office:value="9506172476" calcext:value-type="float">
            <text:p>9506172476</text:p>
          </table:table-cell>
          <table:table-cell office:value-type="float" office:value="17012767" calcext:value-type="float">
            <text:p>17012767</text:p>
          </table:table-cell>
          <table:table-cell office:value-type="float" office:value="278254927" calcext:value-type="float">
            <text:p>278254927</text:p>
          </table:table-cell>
          <table:table-cell office:value-type="float" office:value="226692229" calcext:value-type="float">
            <text:p>226692229</text:p>
          </table:table-cell>
          <table:table-cell office:value-type="float" office:value="41300134" calcext:value-type="float">
            <text:p>4130013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2824" calcext:value-type="float">
            <text:p>0.382824</text:p>
          </table:table-cell>
          <table:table-cell office:value-type="float" office:value="17012768" calcext:value-type="float">
            <text:p>17012768</text:p>
          </table:table-cell>
          <table:table-cell office:value-type="float" office:value="17.755049" calcext:value-type="float">
            <text:p>17.755049</text:p>
          </table:table-cell>
          <table:table-cell office:value-type="float" office:value="14.464908" calcext:value-type="float">
            <text:p>14.464908</text:p>
          </table:table-cell>
          <table:table-cell office:value-type="float" office:value="2.635303" calcext:value-type="float">
            <text:p>2.635303</text:p>
          </table:table-cell>
          <table:table-cell office:value-type="float" office:value="1.23" calcext:value-type="float">
            <text:p>1.2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8024" calcext:value-type="float">
            <text:p>8024</text:p>
          </table:table-cell>
          <table:table-cell office:value-type="float" office:value="3561432747" calcext:value-type="float">
            <text:p>3561432747</text:p>
          </table:table-cell>
          <table:table-cell office:value-type="float" office:value="9300921192" calcext:value-type="float">
            <text:p>9300921192</text:p>
          </table:table-cell>
          <table:table-cell office:value-type="float" office:value="16947751" calcext:value-type="float">
            <text:p>16947751</text:p>
          </table:table-cell>
          <table:table-cell office:value-type="float" office:value="277713570" calcext:value-type="float">
            <text:p>277713570</text:p>
          </table:table-cell>
          <table:table-cell office:value-type="float" office:value="226159190" calcext:value-type="float">
            <text:p>226159190</text:p>
          </table:table-cell>
          <table:table-cell office:value-type="float" office:value="40797164" calcext:value-type="float">
            <text:p>4079716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2912" calcext:value-type="float">
            <text:p>0.382912</text:p>
          </table:table-cell>
          <table:table-cell office:value-type="float" office:value="16947752" calcext:value-type="float">
            <text:p>16947752</text:p>
          </table:table-cell>
          <table:table-cell office:value-type="float" office:value="17.738192" calcext:value-type="float">
            <text:p>17.738192</text:p>
          </table:table-cell>
          <table:table-cell office:value-type="float" office:value="14.445297" calcext:value-type="float">
            <text:p>14.445297</text:p>
          </table:table-cell>
          <table:table-cell office:value-type="float" office:value="2.605807" calcext:value-type="float">
            <text:p>2.605807</text:p>
          </table:table-cell>
          <table:table-cell office:value-type="float" office:value="1.23" calcext:value-type="float">
            <text:p>1.23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9027" calcext:value-type="float">
            <text:p>9027</text:p>
          </table:table-cell>
          <table:table-cell office:value-type="float" office:value="3534588253" calcext:value-type="float">
            <text:p>3534588253</text:p>
          </table:table-cell>
          <table:table-cell office:value-type="float" office:value="9157598750" calcext:value-type="float">
            <text:p>9157598750</text:p>
          </table:table-cell>
          <table:table-cell office:value-type="float" office:value="16397056" calcext:value-type="float">
            <text:p>16397056</text:p>
          </table:table-cell>
          <table:table-cell office:value-type="float" office:value="268790406" calcext:value-type="float">
            <text:p>268790406</text:p>
          </table:table-cell>
          <table:table-cell office:value-type="float" office:value="218654146" calcext:value-type="float">
            <text:p>218654146</text:p>
          </table:table-cell>
          <table:table-cell office:value-type="float" office:value="40346782" calcext:value-type="float">
            <text:p>4034678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5973" calcext:value-type="float">
            <text:p>0.385973</text:p>
          </table:table-cell>
          <table:table-cell office:value-type="float" office:value="16397056" calcext:value-type="float">
            <text:p>16397056</text:p>
          </table:table-cell>
          <table:table-cell office:value-type="float" office:value="17.151133" calcext:value-type="float">
            <text:p>17.151133</text:p>
          </table:table-cell>
          <table:table-cell office:value-type="float" office:value="13.952009" calcext:value-type="float">
            <text:p>13.952009</text:p>
          </table:table-cell>
          <table:table-cell office:value-type="float" office:value="2.574471" calcext:value-type="float">
            <text:p>2.574471</text:p>
          </table:table-cell>
          <table:table-cell office:value-type="float" office:value="1.23" calcext:value-type="float">
            <text:p>1.23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10030" calcext:value-type="float">
            <text:p>10030</text:p>
          </table:table-cell>
          <table:table-cell office:value-type="float" office:value="3653191933" calcext:value-type="float">
            <text:p>3653191933</text:p>
          </table:table-cell>
          <table:table-cell office:value-type="float" office:value="9523386176" calcext:value-type="float">
            <text:p>9523386176</text:p>
          </table:table-cell>
          <table:table-cell office:value-type="float" office:value="16860793" calcext:value-type="float">
            <text:p>16860793</text:p>
          </table:table-cell>
          <table:table-cell office:value-type="float" office:value="275343980" calcext:value-type="float">
            <text:p>275343980</text:p>
          </table:table-cell>
          <table:table-cell office:value-type="float" office:value="224276005" calcext:value-type="float">
            <text:p>224276005</text:p>
          </table:table-cell>
          <table:table-cell office:value-type="float" office:value="41312883" calcext:value-type="float">
            <text:p>4131288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602" calcext:value-type="float">
            <text:p>0.383602</text:p>
          </table:table-cell>
          <table:table-cell office:value-type="float" office:value="16860792" calcext:value-type="float">
            <text:p>16860792</text:p>
          </table:table-cell>
          <table:table-cell office:value-type="float" office:value="17.569305" calcext:value-type="float">
            <text:p>17.569305</text:p>
          </table:table-cell>
          <table:table-cell office:value-type="float" office:value="14.310732" calcext:value-type="float">
            <text:p>14.310732</text:p>
          </table:table-cell>
          <table:table-cell office:value-type="float" office:value="2.636116" calcext:value-type="float">
            <text:p>2.636116</text:p>
          </table:table-cell>
          <table:table-cell office:value-type="float" office:value="1.23" calcext:value-type="float">
            <text:p>1.23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10373" calcext:value-type="float">
            <text:p>10373</text:p>
          </table:table-cell>
          <table:table-cell office:value-type="float" office:value="1112540079" calcext:value-type="float">
            <text:p>1112540079</text:p>
          </table:table-cell>
          <table:table-cell office:value-type="float" office:value="2975950554" calcext:value-type="float">
            <text:p>2975950554</text:p>
          </table:table-cell>
          <table:table-cell office:value-type="float" office:value="5489105" calcext:value-type="float">
            <text:p>5489105</text:p>
          </table:table-cell>
          <table:table-cell office:value-type="float" office:value="90407469" calcext:value-type="float">
            <text:p>90407469</text:p>
          </table:table-cell>
          <table:table-cell office:value-type="float" office:value="73961001" calcext:value-type="float">
            <text:p>73961001</text:p>
          </table:table-cell>
          <table:table-cell office:value-type="float" office:value="12505473" calcext:value-type="float">
            <text:p>125054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844" calcext:value-type="float">
            <text:p>0.373844</text:p>
          </table:table-cell>
          <table:table-cell office:value-type="float" office:value="5489105" calcext:value-type="float">
            <text:p>5489105</text:p>
          </table:table-cell>
          <table:table-cell office:value-type="float" office:value="16.869032" calcext:value-type="float">
            <text:p>16.869032</text:p>
          </table:table-cell>
          <table:table-cell office:value-type="float" office:value="13.800303" calcext:value-type="float">
            <text:p>13.800303</text:p>
          </table:table-cell>
          <table:table-cell office:value-type="float" office:value="2.333383" calcext:value-type="float">
            <text:p>2.333383</text:p>
          </table:table-cell>
          <table:table-cell office:value-type="float" office:value="1.22" calcext:value-type="float">
            <text:p>1.22</text:p>
          </table:table-cell>
          <table:table-cell office:value-type="float" office:value="5.91" calcext:value-type="float">
            <text:p>5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5:40:40.92214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5:45:09.770779225</dc:date>
    <meta:editing-duration>PT7M13S</meta:editing-duration>
    <meta:editing-cycles>7</meta:editing-cycles>
    <meta:generator>LibreOffice/5.1.4.2$Linux_X86_64 LibreOffice_project/10m0$Build-2</meta:generator>
    <meta:document-statistic meta:table-count="1" meta:cell-count="260" meta:object-count="0"/>
  </office:meta>
</office:document-meta>
</file>